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a9a9a9" loext:opacity="100%" fo:font-weight="bold" officeooo:rsid="000ca6f2" officeooo:paragraph-rsid="000ca6f2" style:font-weight-asian="bold" style:font-weight-complex="bold"/>
    </style:style>
    <style:style style:name="P2" style:family="paragraph" style:parent-style-name="Heading_20_1">
      <style:text-properties officeooo:paragraph-rsid="0011554c"/>
    </style:style>
    <style:style style:name="P3" style:family="paragraph" style:parent-style-name="Index_20_Heading">
      <style:text-properties officeooo:paragraph-rsid="0011554c"/>
    </style:style>
    <style:style style:name="P4" style:family="paragraph" style:parent-style-name="Text_20_body">
      <style:text-properties officeooo:paragraph-rsid="0011554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4cad" style:font-weight-asian="normal" style:font-weight-complex="normal"/>
    </style:style>
    <style:style style:name="T3" style:family="text">
      <style:text-properties fo:font-weight="normal" officeooo:rsid="0012e997" style:font-weight-asian="normal" style:font-weight-complex="normal"/>
    </style:style>
    <style:style style:name="T4" style:family="text">
      <style:text-properties officeooo:rsid="0011554c"/>
    </style:style>
    <style:style style:name="T5" style:family="text">
      <style:text-properties officeooo:rsid="0012e9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2e99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indent="1c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a9a9a9" loext:opacity="100%" fo:font-weight="bold" officeooo:rsid="000ca6f2" officeooo:paragraph-rsid="000ca6f2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officeooo:rsid="000e4cad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2.54cm" fo:margin-right="2.54cm" fo:margin-bottom="0cm"/>
      </style:header-style>
      <style:footer-style>
        <style:header-footer-properties fo:min-height="0cm" fo:margin-left="2.54cm" fo:margin-right="2.54cm"/>
      </style:footer-style>
    </style:page-layout>
  </office:automatic-styles>
  <office:master-styles>
    <style:master-page style:name="Standard" style:page-layout-name="Mpm1">
      <style:header>
        <text:p text:style-name="MP1">RavaDev <text:span text:style-name="MT1">Spółka z ograniczoną odpowiedzialnością.</text:span></text:p>
        <text:p text:style-name="MP1"><text:span text:style-name="MT1">© </text:span><text:span text:style-name="MT2">2024</text:span></text:p>
        <text:p text:style-name="MP1"><text:span text:style-name="MT1">Wszelkie prawa zastrzeżone.</text:span></text:p>
      </style:header>
      <style:footer>
        <text:p text:style-name="MP1">RavaDev <text:span text:style-name="MT1">Spółka z ograniczoną odpowiedzialnością.</text:span></text:p>
        <text:p text:style-name="MP1"><text:span text:style-name="MT1">© </text:span><text:span text:style-name="MT2">2024</text:span></text:p>
        <text:p text:style-name="MP1"><text:span text:style-name="MT1">Wszelkie prawa zastrzeżone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5T22:44:07.793528187</meta:creation-date>
    <dc:date>2024-12-15T23:38:58.745866905</dc:date>
    <meta:editing-duration>PT33M25S</meta:editing-duration>
    <meta:editing-cycles>3</meta:editing-cycles>
    <meta:generator>LibreOffice/7.3.7.2$Linux_AARCH64 LibreOffice_project/30$Build-2</meta:generator>
    <meta:document-statistic meta:table-count="0" meta:image-count="0" meta:object-count="0" meta:page-count="1" meta:paragraph-count="6" meta:word-count="20" meta:character-count="162" meta:non-whitespace-character-count="148"/>
  </office:meta>
</office:document-meta>
</file>